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, A</text:p>
          </table:table-cell>
          <table:table-cell office:value-type="string" calcext:value-type="string">
            <text:p>N, 1/с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19" calcext:value-type="float">
            <text:p>1.41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216" calcext:value-type="float">
            <text:p>1.21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199" calcext:value-type="float">
            <text:p>1.19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549" calcext:value-type="float">
            <text:p>1.54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282" calcext:value-type="float">
            <text:p>2.2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481" calcext:value-type="float">
            <text:p>5.48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9.862" calcext:value-type="float">
            <text:p>9.862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1.994" calcext:value-type="float">
            <text:p>11.994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4.476" calcext:value-type="float">
            <text:p>14.476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4.876" calcext:value-type="float">
            <text:p>14.8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.659" calcext:value-type="float">
            <text:p>15.65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4.476" calcext:value-type="float">
            <text:p>14.476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2.161" calcext:value-type="float">
            <text:p>12.161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8.079" calcext:value-type="float">
            <text:p>8.079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4.698" calcext:value-type="float">
            <text:p>4.6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15" calcext:value-type="float">
            <text:p>3.915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8.446" calcext:value-type="float">
            <text:p>8.446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3.86" calcext:value-type="float">
            <text:p>13.86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19.723" calcext:value-type="float">
            <text:p>19.723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4.388" calcext:value-type="float">
            <text:p>24.388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23.538" calcext:value-type="float">
            <text:p>23.538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19.09" calcext:value-type="float">
            <text:p>19.09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4.676" calcext:value-type="float">
            <text:p>14.676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9.345" calcext:value-type="float">
            <text:p>9.345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.399" calcext:value-type="float">
            <text:p>2.399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983" calcext:value-type="float">
            <text:p>0.9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33" calcext:value-type="float">
            <text:p>0.833</text:p>
          </table:table-cell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0.65" calcext:value-type="float">
            <text:p>0.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1T14:37:58.790570279</meta:creation-date>
    <dc:date>2022-11-21T15:09:03.134525847</dc:date>
    <meta:editing-duration>PT10M44S</meta:editing-duration>
    <meta:editing-cycles>3</meta:editing-cycles>
    <meta:generator>LibreOffice/6.4.7.2$Linux_X86_64 LibreOffice_project/40$Build-2</meta:generator>
    <meta:document-statistic meta:table-count="1" meta:cell-count="58" meta:object-count="0"/>
  </office:meta>
</office:document-meta>
</file>